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12" style:family="paragraph" style:parent-style-name="Standard">
      <style:text-properties style:font-name="Courier" fo:font-size="10pt" style:font-name-asian="Courier" style:font-size-asian="10pt" style:font-name-complex="Courier" style:font-size-complex="10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14" style:family="paragraph" style:parent-style-name="Standard" style:list-style-name="">
      <style:paragraph-properties fo:text-align="start" style:justify-single-word="false" style:text-autospace="none"/>
      <style:text-properties style:font-name="Courier" fo:font-size="10pt" fo:language="en" fo:country="US" style:font-name-asian="Courier" style:font-size-asian="10pt" style:font-name-complex="Courier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" fo:font-size="10pt" fo:language="ru" fo:country="RU" style:font-name-asian="Courier" style:font-size-asian="10pt" style:font-name-complex="Courier" style:font-size-complex="10pt"/>
    </style:style>
    <style:style style:name="P16" style:family="paragraph" style:parent-style-name="Standard" style:list-style-name="">
      <style:paragraph-properties style:text-autospace="none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0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21" style:family="paragraph" style:parent-style-name="Standard" style:list-style-name="">
      <style:paragraph-properties fo:text-align="justify" style:justify-single-word="false" style:text-autospace="none"/>
      <style:text-properties style:font-name="Arial1" fo:font-size="12pt" fo:language="ru" fo:country="RU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fo:language="en" fo:country="US"/>
    </style:style>
    <style:style style:name="P2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2pt" fo:language="en" fo:country="US" fo:background-color="#e00000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urier" style:font-name-complex="Courier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" fo:font-size="10pt" style:font-name-asian="Courier" style:font-size-asian="10pt" style:font-name-complex="Courier" style:font-size-complex="10pt"/>
    </style:style>
    <style:style style:name="T7" style:family="text">
      <style:text-properties style:font-name="Courier" style:font-name-asian="Courier" style:font-name-complex="Courier"/>
    </style:style>
    <style:style style:name="T8" style:family="text">
      <style:text-properties style:font-name="Courier" fo:language="en" fo:country="US" style:font-name-asian="Courier" style:font-name-complex="Courier"/>
    </style:style>
    <style:style style:name="T9" style:family="text">
      <style:text-properties style:font-name-asian="Courier" style:font-name-complex="Courier"/>
    </style:style>
    <style:style style:name="T10" style:family="text">
      <style:text-properties style:font-name="Currier New" fo:language="en" fo:country="US"/>
    </style:style>
    <style:style style:name="T11" style:family="text">
      <style:text-properties style:font-name="Currier New" fo:font-size="10pt" fo:language="en" fo:country="US" style:font-size-asian="10pt" style:font-size-complex="10pt"/>
    </style:style>
    <style:style style:name="T12" style:family="text">
      <style:text-properties style:font-name="Courier New" style:font-name-asian="Courier" style:font-name-complex="Courier"/>
    </style:style>
    <style:style style:name="T13" style:family="text">
      <style:text-properties style:font-name="Courier New" fo:language="en" fo:country="US" style:font-name-asian="Courier" style:font-name-complex="Courier"/>
    </style:style>
    <style:style style:name="T14" style:family="text">
      <style:text-properties style:font-name="Courier New" fo:font-size="10pt" fo:language="en" fo:country="US" style:font-name-asian="Courier" style:font-size-asian="10pt" style:font-name-complex="Courier" style:font-size-complex="10pt"/>
    </style:style>
    <style:style style:name="T15" style:family="text">
      <style:text-properties style:font-name="Courier New" fo:font-size="10pt" style:font-name-asian="Courier" style:font-size-asian="10pt" style:font-name-complex="Courier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JDBC (Java Database Connectivity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JDBC (Java Database Connectivity)<text:tab/>1</text:p>
          <text:p text:style-name="P8">Что такое JDBC?<text:tab/>1</text:p>
          <text:p text:style-name="P8">JDBC Драйверы<text:tab/>1</text:p>
          <text:p text:style-name="P8">Основные классы JDBC <text:tab/>1</text:p>
          <text:p text:style-name="P8">Читаем из базы (Select)<text:tab/>2</text:p>
          <text:p text:style-name="P8">Пишем в базу (Update, Delete и Insert)<text:tab/>2</text:p>
          <text:p text:style-name="P8">Транзакции (Savepoint, Commit, Rollback)<text:tab/>2</text:p>
          <text:p text:style-name="P9">Auto-commit<text:tab/>2</text:p>
          <text:p text:style-name="P9">Ручное управление<text:tab/>2</text:p>
          <text:p text:style-name="P8">PreparedStatement vs. Statement<text:tab/>2</text:p>
          <text:p text:style-name="P8">CallableStatement<text:tab/>2</text:p>
        </text:index-body>
      </text:table-of-content>
      <text:h text:style-name="P5" text:outline-level="2">Что такое <text:span text:style-name="T1">JDBC</text:span>?</text:h>
      <text:p text:style-name="P1">JDBC – <text:span text:style-name="T3">это стандартное </text:span>Java API <text:span text:style-name="T3">для работы с реляционными СУБД. <text:s/>В </text:span>реальности<text:span text:style-name="T3"> оказывается, что некоторые объектные СУБД и иногда даже совсем не СУБД предоставляют </text:span>JDBC <text:span text:style-name="T3">интерфейс для работы с данными.</text:span></text:p>
      <text:p text:style-name="P10"/>
      <text:p text:style-name="P1"><text:span text:style-name="T3">В данном документе будут даны самые базовые сведения об использовании </text:span>JDBC.</text:p>
      <text:h text:style-name="Heading_20_2" text:outline-level="2"><text:span text:style-name="T5">JDBC</text:span><text:span text:style-name="T4"> Драйверы</text:span></text:h>
      <text:p text:style-name="P2"><text:span text:style-name="T3">Как правило, все поставщики СУБД распространяют библиотеки для работы со своими СУБД для разных платформ. Такие библиотеки в </text:span>Java<text:span text:style-name="T3"> называются </text:span>JDBC <text:span text:style-name="T3">драйверами.</text:span> </text:p>
      <text:p text:style-name="P3"/>
      <text:p text:style-name="P2"><text:span text:style-name="T3">Раньше, когда </text:span>Java <text:span text:style-name="T3">ещё не занимала достойного места на рынке, считалось, что будут популярны разные виды драйверов, в т.ч. реализованные как вызовы более старого интерфейса </text:span>ODBC (JDBC-ODBC Bridge). <text:span text:style-name="T3">Сегодня практически любой драйвер представляет собой </text:span>JAR <text:span text:style-name="T3">файл с классами, реализующими интерфейсы из пакетов </text:span><text:a xlink:type="simple" xlink:href="http://java.sun.com/j2se/1.4.2/docs/api/java/sql/package-summary.html">java.sql</text:a> <text:span text:style-name="T3">и </text:span><text:a xlink:type="simple" xlink:href="http://java.sun.com/j2se/1.4.2/docs/api/javax/sql/package-summary.html">javax.sql</text:a><text:span text:style-name="T3">.</text:span></text:p>
      <text:p text:style-name="P3"/>
      <text:p text:style-name="P3">Для того, чтобы начать работать с СУБД в <text:span text:style-name="T1">classpath</text:span> необходимо добавить <text:span text:style-name="T1">JDBC </text:span>драйвер для соответствующей СУБД.</text:p>
      <text:p text:style-name="P3"/>
      <text:h text:style-name="Heading_20_2" text:outline-level="2">Основные классы <text:span text:style-name="T1">JDBC </text:span></text:h>
      <text:p text:style-name="P22"/>
      <text:list xml:id="list40637597" text:style-name="L1">
        <text:list-item>
          <text:p text:style-name="P26">DriverManager – </text:p>
        </text:list-item>
        <text:list-item>
          <text:p text:style-name="P26">Connection – </text:p>
        </text:list-item>
        <text:list-item>
          <text:p text:style-name="P26">Statement –</text:p>
        </text:list-item>
        <text:list-item>
          <text:p text:style-name="P26">PreparedStatement – </text:p>
        </text:list-item>
        <text:list-item>
          <text:p text:style-name="P26">CallableStatement –</text:p>
        </text:list-item>
        <text:list-item>
          <text:p text:style-name="P26">ResultSet –</text:p>
        </text:list-item>
        <text:list-item>
          <text:p text:style-name="P26"><text:soft-page-break/>Blob –</text:p>
        </text:list-item>
        <text:list-item>
          <text:p text:style-name="P26">Clob –</text:p>
        </text:list-item>
        <text:list-item>
          <text:p text:style-name="P26">ResutSetMetadata –</text:p>
        </text:list-item>
        <text:list-item>
          <text:p text:style-name="P26">DatabaseMetaData –</text:p>
        </text:list-item>
        <text:list-item>
          <text:p text:style-name="P24"><text:span text:style-name="T1">DataSource – </text:span><text:span text:style-name="T3">Данный интерфейс очень важен в </text:span><text:span text:style-name="T1">JavaEE. </text:span><text:span text:style-name="T3">Обычно он представляет собой пул соединений с СУБД, которые можно повторно использовать по мере необходимости и после чего возвращать обратно в пул без закрытия сетевого соединения</text:span></text:p>
        </text:list-item>
      </text:list>
      <text:h text:style-name="Heading_20_2" text:outline-level="2">Получение соединения</text:h>
      <text:p text:style-name="P23">Способы получения соединения <text:span text:style-name="T3">с СУБД </text:span>в <text:span text:style-name="T1">Java SE </text:span><text:span text:style-name="T3">и в </text:span><text:span text:style-name="T1">Java EE </text:span><text:span text:style-name="T3">сильно отличаются. В этом документе будет описан только обычный способ, характерный для </text:span><text:span text:style-name="T1">Java SE.</text:span></text:p>
      <text:p text:style-name="P25">Обычно в комплекте с драйвером идёт документация, в которой подробно всё описано, но чаще всего пишут что-то такое: </text:p>
      <text:p text:style-name="P12"/>
      <text:p text:style-name="P12">public class LoadDriver {</text:p>
      <text:p text:style-name="P13"><text:s text:c="3"/>public static void main(String[] args) {</text:p>
      <text:p text:style-name="P13"><text:tab/>try {</text:p>
      <text:p text:style-name="P13"><text:tab/><text:tab/>// The newInstance() call is a work around for some</text:p>
      <text:p text:style-name="P13"><text:tab/><text:tab/>// broken Java implementations</text:p>
      <text:p text:style-name="P13"><text:tab/><text:tab/>Class.forName("com.mysql.jdbc.Driver").newInstance();</text:p>
      <text:p text:style-name="P13"><text:tab/>} catch (Exception ex) {</text:p>
      <text:p text:style-name="P13"><text:tab/><text:tab/>// handle the error</text:p>
      <text:p text:style-name="P13"><text:tab/>}</text:p>
      <text:p text:style-name="P14"><text:s text:c="3"/>}</text:p>
      <text:p text:style-name="P16"><text:span text:style-name="T6">} </text:span></text:p>
      <text:p text:style-name="P17"/>
      <text:p text:style-name="P18">Сперва необходимо загрузить главный класс драйвера. В нашем случае <text:span text:style-name="T1">– </text:span><text:span text:style-name="T11">com.mysql.jdbc.Driver</text:span><text:span text:style-name="T1">.</text:span> </text:p>
      <text:p text:style-name="P18"/>
      <text:p text:style-name="P19">Потом используем <text:span text:style-name="T1">DriverManager:</text:span></text:p>
      <text:p text:style-name="P15"><text:span text:style-name="T1"/></text:p>
      <text:p text:style-name="P15"><text:span text:style-name="T1">import java.sql.Connection;</text:span></text:p>
      <text:p text:style-name="P13">import java.sql.DriverManager;</text:p>
      <text:p text:style-name="P13">import java.sql.SQLException;</text:p>
      <text:p text:style-name="P13"><text:span text:style-name="T1"/></text:p>
      <text:p text:style-name="P13">try {</text:p>
      <text:p text:style-name="P13"><text:s text:c="3"/>Connection conn = DriverManager.getConnection("jdbc:mysql://localhost/test"<text:span text:style-name="T1">);</text:span></text:p>
      <text:p text:style-name="P13"><text:span text:style-name="T1"><text:s text:c="3"/></text:span>// Do something with the Connectio<text:span text:style-name="T1">n </text:span></text:p>
      <text:p text:style-name="P13">} catch (SQLException ex) {</text:p>
      <text:p text:style-name="P13"><text:s text:c="3"/>// handle any errors</text:p>
      <text:p text:style-name="P13"><text:s text:c="3"/>System.out.println("SQLException: " + ex.getMessage());</text:p>
      <text:p text:style-name="P13"><text:s text:c="3"/>System.out.println("SQLState: " <text:s text:c="4"/>+ ex.getSQLState());</text:p>
      <text:p text:style-name="P13"><text:s text:c="3"/>System.out.println("VendorError: " <text:s/>+ ex.getErrorCode());</text:p>
      <text:p text:style-name="P20"><text:span text:style-name="T7">}</text:span></text:p>
      <text:p text:style-name="P20"><text:span text:style-name="T7"/></text:p>
      <text:p text:style-name="P21"><text:span text:style-name="T9">Судя по всему, при загрузке класса драйвера срабатывает блок статической инициализации, который регистрирует в </text:span><text:span text:style-name="T14">DriverManager'</text:span><text:span text:style-name="T15">е</text:span><text:span text:style-name="T2"> </text:span><text:span text:style-name="T9">себя и что он обрабатывает соединения, </text:span><text:span text:style-name="T2">URL </text:span><text:span text:style-name="T9">которых имеет вид</text:span><text:span text:style-name="T12"> </text:span><text:span text:style-name="T13">jdbc:mysql://*</text:span></text:p>
      <text:p text:style-name="P21"><text:soft-page-break/><text:span text:style-name="T9">С соединениями примерно такая же беда, как с </text:span><text:span text:style-name="T2">Input/Output </text:span><text:span text:style-name="T9">потоками. Их необходимо закрывать, иначе очень быстро наступит предельно допустимое количество открытых соединений и к ней нельзя будет подключиться.</text:span></text:p>
      <text:h text:style-name="Heading_20_2" text:outline-level="2">Читаем из базы (<text:span text:style-name="T1">Select</text:span>)</text:h>
      <text:p text:style-name="Text_20_body"/>
      <text:p text:style-name="Text_20_body"/>
      <text:h text:style-name="Heading_20_2" text:outline-level="2">Пишем в базу (<text:span text:style-name="T1">Update, Delete </text:span>и <text:span text:style-name="T1">Insert</text:span>)</text:h>
      <text:h text:style-name="Heading_20_2" text:outline-level="2">Транзакции <text:span text:style-name="T1">(Savepoint, Commit, Rollback)</text:span></text:h>
      <text:h text:style-name="P6" text:outline-level="3"><text:span text:style-name="T1">Auto-commit</text:span></text:h>
      <text:h text:style-name="P6" text:outline-level="3">Ручное управление</text:h>
      <text:h text:style-name="Heading_20_2" text:outline-level="2">PreparedStatement vs.<text:span text:style-name="T3"> </text:span>Statement</text:h>
      <text:p text:style-name="Text_20_body"/>
      <text:h text:style-name="Heading_20_2" text:outline-level="2">CallableState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4T21:15:46.39</dc:date>
    <meta:editing-duration>PT26H27M14S</meta:editing-duration>
    <meta:editing-cycles>796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63" meta:character-count="3328"/>
    <meta:user-defined meta:name="Поле 1"/>
    <meta:user-defined meta:name="Поле 2"/>
    <meta:user-defined meta:name="Поле 3"/>
    <meta:user-defined meta:name="Поле 4"/>
  </office:meta>
</office:document-meta>
</file>